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65d" officeooo:paragraph-rsid="0013a65d"/>
    </style:style>
    <style:style style:name="P2" style:family="paragraph" style:parent-style-name="Standard">
      <style:paragraph-properties fo:text-align="justify" style:justify-single-word="false"/>
      <style:text-properties officeooo:rsid="0013a65d" officeooo:paragraph-rsid="0013a65d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a65d" officeooo:paragraph-rsid="0013a65d"/>
    </style:style>
    <style:style style:name="P4" style:family="paragraph" style:parent-style-name="Heading_20_3">
      <style:text-properties officeooo:paragraph-rsid="0015236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3a65d" style:font-size-asian="10pt" style:font-size-complex="10pt"/>
    </style:style>
    <style:style style:name="T3" style:family="text">
      <style:text-properties fo:font-size="10pt" officeooo:rsid="0015cccc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officeooo:rsid="0016d047"/>
    </style:style>
    <style:style style:name="T6" style:family="text">
      <style:text-properties officeooo:rsid="001523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Selecciona cinc consultes de la pràctica anterior per executar-les fent us del pas de paràmetres (prepare)</text:p>
      <text:p text:style-name="P2"><text:span text:style-name="Source_20_Text"><text:span text:style-name="T2"/></text:span></text:p>
      <text:p text:style-name="P2"/>
      <text:p text:style-name="P2"/>
      <text:p text:style-name="P2"><text:span text:style-name="Source_20_Text"><text:span text:style-name="T1">Exemple</text:span></text:span></text:p>
      <text:p text:style-name="P1"/>
      <text:p text:style-name="P1"><text:span text:style-name="Source_20_Text"><text:span text:style-name="T1">class PDOp {<text:line-break/></text:span></text:span></text:p>
      <text:p text:style-name="P1"><text:span text:style-name="Source_20_Text"><text:span text:style-name="T1">protected $PDO;</text:span></text:span></text:p>
      <text:p text:style-name="P1"><text:span text:style-name="Source_20_Text"><text:span text:style-name="T1"><text:line-break/>public function __construct($dsn, $user=NULL, $pass=NULL, $driver_options=NULL)</text:span></text:span></text:p>
      <text:p text:style-name="P1"><text:span text:style-name="Source_20_Text"><text:span text:style-name="T1">{<text:line-break/> <text:s text:c="5"/>$this-&gt;PDO = new PDO($dsn, $user, $pass, $driver_options); <text:s text:c="4"/></text:span></text:span></text:p>
      <text:p text:style-name="P1"><text:span text:style-name="Source_20_Text"><text:span text:style-name="T1"><text:tab/></text:span></text:span></text:p>
      <text:p text:style-name="P1"><text:span text:style-name="Source_20_Text"><text:span text:style-name="T1">}</text:span></text:span></text:p>
      <text:p text:style-name="P1"/>
      <text:p text:style-name="P1"><text:span text:style-name="Source_20_Text"><text:span text:style-name="T1">$sth = new PDOp</text:span></text:span><text:span text:style-name="Source_20_Text"><text:span text:style-name="T3">()</text:span></text:span><text:span text:style-name="Source_20_Text"><text:span text:style-name="T1">;</text:span></text:span></text:p>
      <text:p text:style-name="P1"><text:span text:style-name="Source_20_Text"><text:span text:style-name="T2"/></text:span></text:p>
      <text:p text:style-name="P1"><text:span text:style-name="Source_20_Text"><text:span text:style-name="T4">$sql = 'SELECT name, colour, calories<text:line-break/> <text:s text:c="3"/>FROM fruit<text:line-break/> <text:s text:c="3"/>WHERE calories &lt; :calories AND colour = :colour';</text:span></text:span></text:p>
      <text:p text:style-name="P1"><text:span text:style-name="Source_20_Text"><text:span text:style-name="T2"/></text:span></text:p>
      <text:p text:style-name="P1"><text:span text:style-name="Source_20_Text"><text:span text:style-name="T4">$sth = $dbh-&gt;prepare($sql, array(PDO::ATTR_CURSOR =&gt; PDO::CURSOR_FWDONLY));<text:line-break/>$sth-&gt;execute(array(':calories' =&gt; 150, ':colour' =&gt; 'red'));<text:line-break/>$red = $sth-&gt;fetchAll();<text:line-break/>$sth-&gt;execute(array(':calories' =&gt; 175, ':colour' =&gt; 'yellow'));<text:line-break/>$yellow = $sth-&gt;fetchAll();</text:span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text-properties officeooo:paragraph-rsid="00152360"/>
    </style:style>
    <style:style style:name="MT1" style:family="text">
      <style:text-properties officeooo:rsid="00152360"/>
    </style:style>
    <style:style style:name="MT2" style:family="text">
      <style:text-properties officeooo:rsid="0016d0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Tasca 00<text:span text:style-name="MT1">4</text:span> <text:span text:style-name="MT2">Consultes SQL des de PHP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5:41:16.508879425</meta:creation-date>
    <dc:date>2015-01-30T15:58:09.271854364</dc:date>
    <meta:editing-duration>PT1M4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88" meta:character-count="708" meta:non-whitespace-character-count="609"/>
  </office:meta>
</office:document-meta>
</file>